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Pokaż wszystkie elementy wybranej tabeli</text:p>
      <text:p text:style-name="Standard"/>
      <text:p text:style-name="Standard">SELECT * FROM CUSTOMERS</text:p>
      <text:p text:style-name="Standard"/>
      <text:p text:style-name="Standard">2.Pokaż klientów mieszkających w Niemczech</text:p>
      <text:p text:style-name="Standard"/>
      <text:p text:style-name="Standard">SELECT * FROM CUSTOMERS where Country = 'Germany'</text:p>
      <text:p text:style-name="Standard"/>
      <text:p text:style-name="Standard">lub</text:p>
      <text:p text:style-name="Standard"/>
      <text:p text:style-name="Standard">SELECT * FROM CUSTOMERS WHERE UPPER(country) = UPPER('GERMANY’)</text:p>
      <text:p text:style-name="Standard"/>
      <text:p text:style-name="Standard">3.Pokaż zamówienia zawierające więcej niż 10 produktów</text:p>
      <text:p text:style-name="Standard"/>
      <text:p text:style-name="Standard">SELECT ORDERID FROM orderdetails WHERE quantity &gt;10</text:p>
      <text:p text:style-name="Standard"/>
      <text:p text:style-name="Standard">4.Połącz tabele customers i orders. Wyświetl dane dotyczące ilości dla każdego klienta.</text:p>
      <text:p text:style-name="Standard"/>
      <text:p text:style-name="Standard">SELECT C.customerid,C.customerName, count(o.orderid) as 'ILOŚĆ' FROM customers as C </text:p>
      <text:p text:style-name="Standard">LEFT JOIN ORDERS AS O ON O.customerid=C.customerid</text:p>
      <text:p text:style-name="Standard">GROUP by C.customerid</text:p>
      <text:p text:style-name="Standard"/>
      <text:p text:style-name="Standard">5. Pogrupuj zamówienia według kraju. Ile produktów (quantity) trafiło do Niemiec?</text:p>
      <text:p text:style-name="Standard"/>
      <text:p text:style-name="Standard">SELECT C.country, sum(od.quantity) AS 'Ilość produktów'</text:p>
      <text:p text:style-name="Standard">FROM orders AS O</text:p>
      <text:p text:style-name="Standard">INNER JOIN customers AS C ON O.customerid=C.customerid</text:p>
      <text:p text:style-name="Standard">INNER JOIN orderdetails AS OD ON O.orderid=od.orderid</text:p>
      <text:p text:style-name="Standard">GROUP by C.country</text:p>
      <text:p text:style-name="Standard"/>
      <text:p text:style-name="Standard">Do Niemiec trafiło 2015 produktów</text:p>
      <text:p text:style-name="Standard"><text:line-break/><text:line-break/>Marta Wiśniewska <text:line-break/>Agnieszka Świszc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7T17:12:26.54</meta:creation-date>
    <dc:date>2017-01-09T16:56:22.25</dc:date>
    <meta:editing-duration>PT8M1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0" meta:word-count="123" meta:character-count="916"/>
  </office:meta>
</office:document-meta>
</file>